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boolean-style style:name="N99">
      <number:boolean/>
    </number:boolean-style>
    <style:style style:name="ce1" style:family="table-cell" style:parent-style-name="Default" style:data-style-name="N104"/>
    <style:style style:name="ce2" style:family="table-cell" style:parent-style-name="Default" style:data-style-name="N37"/>
    <style:style style:name="ce3" style:family="table-cell" style:parent-style-name="Default" style:data-style-name="N99"/>
    <style:style style:name="ce4" style:family="table-cell" style:parent-style-name="Default" style:data-style-name="N11"/>
    <style:style style:name="ce5" style:family="table-cell" style:parent-style-name="Default" style:data-style-name="N43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43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currency" office:currency="USD" office:value="1.25" calcext:value-type="currency">
            <text:p>$1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style-name="ce2" office:value-type="date" office:date-value="2003-01-02" calcext:value-type="date">
            <text:p>01/02/03</text:p>
          </table:table-cell>
          <table:table-cell table:number-columns-repeated="2"/>
        </table:table-row>
        <table:table-row table:style-name="ro1"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style-name="ce4" office:value-type="percentage" office:value="0.35" calcext:value-type="percentage">
            <text:p>35.00%</text:p>
          </table:table-cell>
          <table:table-cell table:number-columns-repeated="2"/>
        </table:table-row>
        <table:table-row table:style-name="ro1">
          <table:table-cell table:style-name="ce5" office:value-type="time" office:time-value="PT03H45M00S" calcext:value-type="time">
            <text:p>03:45:00 AM</text:p>
          </table:table-cell>
          <table:table-cell table:style-name="ce7" office:value-type="time" office:time-value="PT17H53M00S" calcext:value-type="time">
            <text:p>05:53:00 PM</text:p>
          </table:table-cell>
          <table:table-cell table:style-name="ce7" table:formula="of:=[.B7]-[.A7]" office:value-type="time" office:time-value="PT14H08M00S" calcext:value-type="time">
            <text:p>02:08:00 PM</text:p>
          </table:table-cell>
        </table:table-row>
        <table:table-row table:style-name="ro1">
          <table:table-cell table:style-name="ce6" office:value-type="string" calcext:value-type="string">
            <text:p><text:a xlink:href="http://www.ontobee.org/ontology/UBERON?iri=http://purl.obolibrary.org/obo/UBERON_0002101" xlink:type="simple">UBERON:0002101</text:a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5">00/00/0000</text:date>, <text:time style:data-style-name="N2" text:time-value="20:24:30.3711391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ane Trout</meta:initial-creator>
    <meta:creation-date>2017-06-09T12:59:56.445168788</meta:creation-date>
    <dc:date>2017-06-15T20:26:02.771269349</dc:date>
    <dc:creator>Diane Trout</dc:creator>
    <meta:editing-duration>PT2H41M47S</meta:editing-duration>
    <meta:editing-cycles>11</meta:editing-cycles>
    <meta:generator>LibreOffice/5.2.7.2$Linux_X86_64 LibreOffice_project/20m0$Build-2</meta:generator>
    <meta:document-statistic meta:table-count="1" meta:cell-count="10" meta:object-count="0"/>
  </office:meta>
</office:document-meta>
</file>